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fo:line-height="113%" fo:text-align="center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size="14pt" style:font-size-asian="14pt"/>
    </style:style>
    <style:style style:name="P10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11" style:family="paragraph" style:parent-style-name="Text_20_body">
      <style:paragraph-properties fo:margin-top="0in" fo:margin-bottom="0in" fo:line-height="113%"/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2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/>
    </style:style>
    <style:style style:name="P13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4" style:family="paragraph" style:parent-style-name="Text_20_body">
      <style:paragraph-properties fo:margin-top="0in" fo:margin-bottom="0in" fo:line-height="113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10-12 <text:s text:c="2"/>Cooldown: .8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Attack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4.5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6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Exploding Barre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8">ARMOR</text:p>
      <text:p text:style-name="P10"/>
      <text:p text:style-name="P7">Helm</text:p>
      <text:p text:style-name="P10">See Enemy Health: </text:p>
      <text:p text:style-name="P14"><text:span text:style-name="Default_20_Paragraph_20_Font"><text:span text:style-name="T2"><text:s text:c="2"/>-see enemy health bars</text:span></text:span></text:p>
      <text:p text:style-name="P10"><text:s text:c="3"/>Points: 1</text:p>
      <text:p text:style-name="P10"/>
      <text:p text:style-name="P10">Upgraded Radar: <text:s/>(unlockable)</text:p>
      <text:p text:style-name="P10"><text:s text:c="2"/>-see enemies on radar <text:s/></text:p>
      <text:p text:style-name="P10"><text:s text:c="2"/>Points: 1</text:p>
      <text:p text:style-name="P10"/>
      <text:p text:style-name="P10">Double Gold Find: (unlockable)</text:p>
      <text:p text:style-name="P10">-double the value of gold you collect</text:p>
      <text:p text:style-name="P10"><text:s text:c="2"/>Points: 1</text:p>
      <text:p text:style-name="P10"/>
      <text:p text:style-name="P10">Life Leech:</text:p>
      <text:p text:style-name="P10"><text:s text:c="2"/>+5% life leech per point</text:p>
      <text:p text:style-name="P10"><text:s text:c="2"/>Points: 3</text:p>
      <text:p text:style-name="P10"><text:s text:c="2"/></text:p>
      <text:p text:style-name="P10">Healing Effectiveness (unlockable)</text:p>
      <text:p text:style-name="P10"><text:s text:c="2"/>+10% healing effectiveness per point</text:p>
      <text:p text:style-name="P10"><text:s text:c="2"/>Points: 3</text:p>
      <text:p text:style-name="P10"/>
      <text:p text:style-name="P10"/>
      <text:p text:style-name="P10"/>
      <text:p text:style-name="P10"/>
      <text:p text:style-name="P10"/>
      <text:p text:style-name="P7"><text:soft-page-break/>Armor</text:p>
      <text:p text:style-name="P9"/>
      <text:p text:style-name="P10">Hard to Kill (unlockable)</text:p>
      <text:p text:style-name="P10"><text:s text:c="2"/>-When below 33% health, DR is incresed +50%</text:p>
      <text:p text:style-name="P10"><text:s text:c="2"/>Points: 1</text:p>
      <text:p text:style-name="P10"/>
      <text:p text:style-name="P10">Hardened Armor</text:p>
      <text:p text:style-name="P10"><text:s text:c="2"/>-Enemies can no longer critical hit you</text:p>
      <text:p text:style-name="P10"><text:s text:c="2"/>Points: 1</text:p>
      <text:p text:style-name="P10"/>
      <text:p text:style-name="P10">Proximity Shields: (unlockable)</text:p>
      <text:p text:style-name="P10"><text:s text:c="3"/>+15% damage reduction when at close range</text:p>
      <text:p text:style-name="P10">Points: 2</text:p>
      <text:p text:style-name="P11"/>
      <text:p text:style-name="P10">Health</text:p>
      <text:p text:style-name="P10"><text:s text:c="2"/>+10 health per point</text:p>
      <text:p text:style-name="P10"><text:s text:c="2"/>Points: 10</text:p>
      <text:p text:style-name="P10"/>
      <text:p text:style-name="P10">Number of Potions</text:p>
      <text:p text:style-name="P10"><text:s text:c="2"/>+1 extra potion per point</text:p>
      <text:p text:style-name="P10"><text:s text:c="2"/>Points: 5</text:p>
      <text:p text:style-name="P10"/>
      <text:p text:style-name="P10">Thorns (unlockable)</text:p>
      <text:p text:style-name="P10"><text:s text:c="2"/>+10% Thorns damage per point</text:p>
      <text:p text:style-name="P10"><text:s text:c="2"/>Points: 3</text:p>
      <text:p text:style-name="P7"/>
      <text:p text:style-name="P7"/>
      <text:p text:style-name="P7">Weapon</text:p>
      <text:p text:style-name="P7"/>
      <text:p text:style-name="P10">Bayonette Attachment</text:p>
      <text:p text:style-name="P10"><text:s text:c="2"/>+25% melee damage per point</text:p>
      <text:p text:style-name="P10"><text:s text:c="2"/>Points: 2</text:p>
      <text:p text:style-name="P10"/>
      <text:p text:style-name="P10">Steroid Potions (unlockable)</text:p>
      <text:p text:style-name="P10"><text:s text:c="2"/>-Using a potion resets all cooldowns</text:p>
      <text:p text:style-name="P10"><text:s text:c="2"/>Points: 1</text:p>
      <text:p text:style-name="P10"/>
      <text:p text:style-name="P10">Crit Damage (unlockable)</text:p>
      <text:p text:style-name="P10"><text:s text:c="3"/>+50% crit damage</text:p>
      <text:p text:style-name="P10"><text:s text:c="3"/>Points: 2</text:p>
      <text:p text:style-name="P12"/>
      <text:p text:style-name="P10">Damage</text:p>
      <text:p text:style-name="P10"><text:s text:c="3"/>5% per point</text:p>
      <text:p text:style-name="P10"><text:s text:c="2"/>Points: 5</text:p>
      <text:p text:style-name="P10"/>
      <text:p text:style-name="P10"><text:soft-page-break/>Attack Speed (unlockable)</text:p>
      <text:p text:style-name="P10"><text:s text:c="2"/>5% per point</text:p>
      <text:p text:style-name="P10"><text:s text:c="2"/>Points: 5</text:p>
      <text:p text:style-name="P10"/>
      <text:p text:style-name="P10">Crit Chance</text:p>
      <text:p text:style-name="P10"><text:s text:c="2"/>%10 per point</text:p>
      <text:p text:style-name="P10"><text:s text:c="2"/>Points: 3</text:p>
      <text:p text:style-name="P10"/>
      <text:p text:style-name="P7"><text:line-break/>Boots</text:p>
      <text:p text:style-name="P7"/>
      <text:p text:style-name="P10">Double Jump</text:p>
      <text:p text:style-name="P10"><text:s text:c="2"/>-Gives you a second jump after your first one</text:p>
      <text:p text:style-name="P10"><text:s text:c="2"/>Points:1</text:p>
      <text:p text:style-name="P10"/>
      <text:p text:style-name="P10">Jetpack Boots</text:p>
      <text:p text:style-name="P10"><text:s text:c="2"/>-Gives you a jetpack you can fire to hover in place</text:p>
      <text:p text:style-name="P10"><text:s text:c="2"/>Points: 1</text:p>
      <text:p text:style-name="P10"/>
      <text:p text:style-name="P10">CC reduction</text:p>
      <text:p text:style-name="P10"><text:s text:c="2"/>+20% CC Reduction</text:p>
      <text:p text:style-name="P10"><text:s text:c="2"/>Points: 3</text:p>
      <text:p text:style-name="P10"/>
      <text:p text:style-name="P10">Move Speed</text:p>
      <text:p text:style-name="P10"><text:s text:c="2"/>+5% Move Speed</text:p>
      <text:p text:style-name="P10"><text:s text:c="2"/>Points: 5</text:p>
      <text:p text:style-name="Text_20_body"><text:s text:c="2"/></text:p>
      <text:p text:style-name="Text_20_body"/>
      <text:p text:style-name="Text_20_body"><text:line-break/></text:p>
      <text:p text:style-name="P13">Modifier Ideas:</text:p>
      <text:p text:style-name="P14">Weapon - After a crit, gain 50% attack speed for 5 seconds</text:p>
      <text:p text:style-name="P5">Weapon - Ranged attacks have a 50% to s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1H26M8S</meta:editing-duration>
    <meta:editing-cycles>43</meta:editing-cycles>
    <meta:generator>OpenOffice.org/3.4.1$Win32 OpenOffice.org_project/341m1$Build-9593</meta:generator>
    <dc:date>2014-05-16T19:48:21.07</dc:date>
    <meta:document-statistic meta:table-count="0" meta:image-count="0" meta:object-count="0" meta:page-count="4" meta:paragraph-count="112" meta:word-count="572" meta:character-count="4061"/>
    <meta:user-defined meta:name="Info 1"/>
    <meta:user-defined meta:name="Info 2"/>
    <meta:user-defined meta:name="Info 3"/>
    <meta:user-defined meta:name="Info 4"/>
  </office:meta>
</office:document-meta>
</file>